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ato Light" svg:font-family="'Lato Light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Light1" svg:font-family="'Lato Light'" style:font-adornments="Light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c72a" officeooo:paragraph-rsid="000dc72a"/>
    </style:style>
    <style:style style:name="P2" style:family="paragraph" style:parent-style-name="Standard">
      <style:text-properties officeooo:paragraph-rsid="000dc72a"/>
    </style:style>
    <style:style style:name="P3" style:family="paragraph" style:parent-style-name="Standard">
      <style:text-properties officeooo:paragraph-rsid="00104685"/>
    </style:style>
    <style:style style:name="P4" style:family="paragraph" style:parent-style-name="Standard">
      <style:text-properties officeooo:paragraph-rsid="001243d8"/>
    </style:style>
    <style:style style:name="P5" style:family="paragraph" style:parent-style-name="Standard">
      <style:text-properties officeooo:paragraph-rsid="001406fb"/>
    </style:style>
    <style:style style:name="P6" style:family="paragraph" style:parent-style-name="Standard">
      <style:text-properties style:font-name="Lato Light1" fo:font-size="12pt" officeooo:rsid="001406fb" officeooo:paragraph-rsid="001406fb" style:font-size-asian="12pt" style:font-size-complex="12pt"/>
    </style:style>
    <style:style style:name="P7" style:family="paragraph" style:parent-style-name="Standard">
      <style:text-properties style:font-name="Lato Light1" fo:font-size="12pt" officeooo:rsid="00150f76" officeooo:paragraph-rsid="00150f76" style:font-size-asian="12pt" style:font-size-complex="12pt"/>
    </style:style>
    <style:style style:name="P8" style:family="paragraph" style:parent-style-name="Standard">
      <style:text-properties style:font-name="Lato Light1" fo:font-size="12pt" officeooo:rsid="001639c4" officeooo:paragraph-rsid="001639c4" style:font-size-asian="12pt" style:font-size-complex="12pt"/>
    </style:style>
    <style:style style:name="P9" style:family="paragraph" style:parent-style-name="Standard">
      <style:text-properties style:font-name="Lato Light1" fo:font-size="12pt" officeooo:rsid="00167ed4" officeooo:paragraph-rsid="00167ed4" style:font-size-asian="12pt" style:font-size-complex="12pt"/>
    </style:style>
    <style:style style:name="P10" style:family="paragraph" style:parent-style-name="Standard">
      <style:text-properties officeooo:paragraph-rsid="001639c4"/>
    </style:style>
    <style:style style:name="T1" style:family="text">
      <style:text-properties style:font-name="Lato Light1" fo:font-size="12pt" style:font-size-asian="12pt" style:font-size-complex="12pt"/>
    </style:style>
    <style:style style:name="T2" style:family="text">
      <style:text-properties style:font-name="Lato Light1" fo:font-size="12pt" officeooo:rsid="001243d8" style:font-size-asian="12pt" style:font-size-complex="12pt"/>
    </style:style>
    <style:style style:name="T3" style:family="text">
      <style:text-properties style:font-name="Lato Light1" fo:font-size="12pt" officeooo:rsid="001406fb" style:font-size-asian="12pt" style:font-size-complex="12pt"/>
    </style:style>
    <style:style style:name="T4" style:family="text">
      <style:text-properties style:font-name="Lato Light1" fo:font-size="12pt" officeooo:rsid="001639c4" style:font-size-asian="12pt" style:font-size-complex="12pt"/>
    </style:style>
    <style:style style:name="T5" style:family="text">
      <style:text-properties style:font-name="Lato Light1" fo:font-size="12pt" officeooo:rsid="00167ed4" style:font-size-asian="12pt" style:font-size-complex="12pt"/>
    </style:style>
    <style:style style:name="T6" style:family="text">
      <style:text-properties style:font-name="Lato Light1" fo:font-size="12pt" officeooo:rsid="001a6302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reate virtual environment: python3 -m venv virtualenv</text:p>
      <text:p text:style-name="P1">2) Activate the virtual environment: source ../virtualenv/bin/activate</text:p>
      <text:p text:style-name="P1"/>
      <text:p text:style-name="Standard"/>
      <text:p text:style-name="P1">Required packages:</text:p>
      <text:p text:style-name="P2"/>
      <text:p text:style-name="P2">python3 -m pip install django</text:p>
      <text:p text:style-name="P2">python3 -m pip install numpy</text:p>
      <text:p text:style-name="P2">python3 -m pip install bokeh</text:p>
      <text:p text:style-name="P2">python3 -m pip install schemdraw</text:p>
      <text:p text:style-name="P3">python3 -m pip install scikit-rf</text:p>
      <text:p text:style-name="P4"><text:span text:style-name="T1">python3 -m pip install </text:span><text:span text:style-name="T2">ipython</text:span></text:p>
      <text:p text:style-name="P5"><text:span text:style-name="T2">python3 -m pip install </text:span><text:span text:style-name="T3">matplotlib</text:span></text:p>
      <text:p text:style-name="P6"/>
      <text:p text:style-name="P6"/>
      <text:p text:style-name="P7">Ahora mismo da error porque está el matplotlib instalado</text:p>
      <text:p text:style-name="P7"/>
      <text:p text:style-name="P7"/>
      <text:p text:style-name="P7"/>
      <text:p text:style-name="P8">With Conda:</text:p>
      <text:p text:style-name="P10"><text:span text:style-name="T4">export PATH="/home/</text:span><text:span text:style-name="T5">andresmmera</text:span><text:span text:style-name="T4">/</text:span><text:span text:style-name="T5">ana</text:span><text:span text:style-name="T4">conda</text:span><text:span text:style-name="T6">3</text:span><text:span text:style-name="T4">/bin:$PATH"</text:span></text:p>
      <text:p text:style-name="P8"/>
      <text:p text:style-name="P8">conda create -n virtualenv python=3.8 anaconda</text:p>
      <text:p text:style-name="P8">source activate <text:s/>virtualenv</text:p>
      <text:p text:style-name="P8"/>
      <text:p text:style-name="P8">conda install -n virtualenv sqlparse</text:p>
      <text:p text:style-name="P8"/>
      <text:p text:style-name="P9">conda deactivate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ato Light" svg:font-family="'Lato Light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ato Light1" svg:font-family="'Lato Light'" style:font-adornments="Light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Light" fo:font-size="12pt" fo:language="gl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Light" fo:font-size="12pt" fo:language="gl" fo:country="E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 Light" fo:font-family="'Lato Light'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Light" fo:font-family="'Lato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Light" fo:font-family="'Lato Light'"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05T20:12:33.691435143</meta:creation-date>
    <dc:date>2021-05-27T05:45:59.686976022</dc:date>
    <meta:editing-duration>PT2H47M49S</meta:editing-duration>
    <meta:editing-cycles>10</meta:editing-cycles>
    <meta:generator>LibreOffice/7.0.0.3$Linux_X86_64 LibreOffice_project/8061b3e9204bef6b321a21033174034a5e2ea88e</meta:generator>
    <meta:document-statistic meta:table-count="0" meta:image-count="0" meta:object-count="0" meta:page-count="1" meta:paragraph-count="17" meta:word-count="81" meta:character-count="600" meta:non-whitespace-character-count="535"/>
  </office:meta>
</office:document-meta>
</file>